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29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693in"/>
    </style:style>
    <style:style style:name="co7" style:family="table-column">
      <style:table-column-properties fo:break-before="auto" style:column-width="0.8846in"/>
    </style:style>
    <style:style style:name="co8" style:family="table-column">
      <style:table-column-properties fo:break-before="auto" style:column-width="0.6339in"/>
    </style:style>
    <style:style style:name="co9" style:family="table-column">
      <style:table-column-properties fo:break-before="auto" style:column-width="0.9972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9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20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 style:data-style-name="N20037">
      <style:text-properties fo:font-weight="bold" style:font-weight-asian="bold" style:font-weight-complex="bold"/>
    </style:style>
    <style:style style:name="ce30" style:family="table-cell" style:parent-style-name="Default" style:data-style-name="N20037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 style:data-style-name="N20037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 style:data-style-name="N122"/>
    <style:style style:name="ce35" style:family="table-cell" style:parent-style-name="Pivot_20_Table_20_Field" style:data-style-name="N20037">
      <style:table-cell-properties fo:border-bottom="0.99pt solid #000000" fo:border-left="2.01pt solid #000000" fo:border-right="0.99pt solid #000000" fo:border-top="2.01pt solid #000000"/>
    </style:style>
    <style:style style:name="ce36" style:family="table-cell" style:parent-style-name="Pivot_20_Table_20_Category" style:data-style-name="N20037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Pivot_20_Table_20_Category" style:data-style-name="N20037">
      <style:table-cell-properties fo:border-bottom="none" fo:border-left="2.01pt solid #000000" fo:border-right="0.99pt solid #000000" fo:border-top="none"/>
    </style:style>
    <style:style style:name="ce38" style:family="table-cell" style:parent-style-name="Pivot_20_Table_20_Title" style:data-style-name="N20037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0" style:family="table-cell" style:parent-style-name="Pivot_20_Table_20_Value" style:data-style-name="N122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Value" style:data-style-name="N122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Value" style:data-style-name="N122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Result" style:data-style-name="N122">
      <style:table-cell-properties fo:border-bottom="2.01pt solid #000000" fo:border-left="0.99pt solid #000000" fo:border-right="2.01pt solid #000000" fo:border-top="0.99pt solid #000000"/>
    </style:style>
    <style:style style:name="ce4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8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49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50" style:family="table-cell" style:parent-style-name="Pivot_20_Table_20_Category" style:data-style-name="N37">
      <style:table-cell-properties fo:border-bottom="0.99pt solid #000000" fo:border-left="2.01pt solid #000000" fo:border-right="0.99pt solid #000000" fo:border-top="none"/>
    </style:style>
    <style:style style:name="ce51" style:family="table-cell" style:parent-style-name="Pivot_20_Table_20_Title" style:data-style-name="N37">
      <style:table-cell-properties fo:border-bottom="2.01pt solid #000000" fo:border-left="2.01pt solid #000000" fo:border-right="none" fo:border-top="0.99pt solid #000000"/>
    </style:style>
    <style:style style:name="ce5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ekly Sales" table:style-name="ta1">
        <table:table-column table:style-name="co1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4" table:number-columns-repeated="1018" table:default-cell-style-name="Default"/>
        <table:table-row table:style-name="ro1">
          <table:table-cell table:style-name="ce29" office:value-type="string" calcext:value-type="string">
            <text:p>Date</text:p>
          </table:table-cell>
          <table:table-cell table:style-name="ce4" office:value-type="string" calcext:value-type="string">
            <text:p>Seller ID</text:p>
          </table:table-cell>
          <table:table-cell table:style-name="ce4" office:value-type="string" calcext:value-type="string">
            <text:p>Customer ID</text:p>
          </table:table-cell>
          <table:table-cell table:style-name="ce4" office:value-type="string" calcext:value-type="string">
            <text:p>Transaction ID</text:p>
          </table:table-cell>
          <table:table-cell table:style-name="ce4" office:value-type="string" calcext:value-type="string">
            <text:p>Product ID</text:p>
          </table:table-cell>
          <table:table-cell table:style-name="ce5" office:value-type="string" calcext:value-type="string">
            <text:p>Product Price</text:p>
          </table:table-cell>
          <table:table-cell table:style-name="ce4" table:number-columns-repeated="1018"/>
        </table:table-row>
        <table:table-row table:style-name="ro1">
          <table:table-cell table:style-name="ce30" office:value-type="date" office:date-value="2017-10-01" calcext:value-type="date">
            <text:p>01/10/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1" calcext:value-type="date">
            <text:p>01/10/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1" calcext:value-type="date">
            <text:p>01/10/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0" office:value-type="date" office:date-value="2017-10-01" calcext:value-type="date">
            <text:p>01/10/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1" calcext:value-type="date">
            <text:p>01/10/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2" calcext:value-type="date">
            <text:p>02/10/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2" calcext:value-type="date">
            <text:p>02/10/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2" calcext:value-type="date">
            <text:p>02/10/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2" calcext:value-type="date">
            <text:p>02/10/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2" calcext:value-type="date">
            <text:p>02/10/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2" calcext:value-type="date">
            <text:p>02/10/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2" calcext:value-type="date">
            <text:p>02/10/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0" office:value-type="date" office:date-value="2017-10-03" calcext:value-type="date">
            <text:p>03/10/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3" calcext:value-type="date">
            <text:p>03/10/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currency" office:currency="GBP" office:value="65" calcext:value-type="currency">
            <text:p>£6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3" calcext:value-type="date">
            <text:p>03/10/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currency" office:currency="GBP" office:value="86" calcext:value-type="currency">
            <text:p>£86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3" calcext:value-type="date">
            <text:p>03/10/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3" calcext:value-type="date">
            <text:p>03/10/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3" calcext:value-type="date">
            <text:p>03/10/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3" calcext:value-type="date">
            <text:p>03/10/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4" calcext:value-type="date">
            <text:p>04/10/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110" calcext:value-type="currency">
            <text:p>£110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4" calcext:value-type="date">
            <text:p>04/10/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125" calcext:value-type="currency">
            <text:p>£12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4" calcext:value-type="date">
            <text:p>04/10/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4" calcext:value-type="date">
            <text:p>04/10/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4" calcext:value-type="date">
            <text:p>04/10/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4" calcext:value-type="date">
            <text:p>04/10/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4" calcext:value-type="date">
            <text:p>04/10/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4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4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4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110" calcext:value-type="currency">
            <text:p>£110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4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currency" office:currency="GBP" office:value="25" calcext:value-type="currency">
            <text:p>£2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currency" office:currency="GBP" office:value="95" calcext:value-type="currency">
            <text:p>£9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currency" office:currency="GBP" office:value="75" calcext:value-type="currency">
            <text:p>£7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currency" office:currency="GBP" office:value="125" calcext:value-type="currency">
            <text:p>£12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currency" office:currency="GBP" office:value="45" calcext:value-type="currency">
            <text:p>£4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5" calcext:value-type="date">
            <text:p>05/10/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6" calcext:value-type="date">
            <text:p>06/10/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6" calcext:value-type="date">
            <text:p>06/10/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6" calcext:value-type="date">
            <text:p>06/10/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6" calcext:value-type="date">
            <text:p>06/10/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6" calcext:value-type="date">
            <text:p>06/10/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110" calcext:value-type="currency">
            <text:p>£110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6" calcext:value-type="date">
            <text:p>06/10/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125" calcext:value-type="currency">
            <text:p>£12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7" calcext:value-type="date">
            <text:p>07/10/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currency" office:currency="GBP" office:value="65" calcext:value-type="currency">
            <text:p>£6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7" calcext:value-type="date">
            <text:p>07/10/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currency" office:currency="GBP" office:value="86" calcext:value-type="currency">
            <text:p>£86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7" calcext:value-type="date">
            <text:p>07/10/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currency" office:currency="GBP" office:value="85" calcext:value-type="currency">
            <text:p>£8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7" calcext:value-type="date">
            <text:p>07/10/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currency" office:currency="GBP" office:value="195" calcext:value-type="currency">
            <text:p>£19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7" calcext:value-type="date">
            <text:p>07/10/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7" calcext:value-type="date">
            <text:p>07/10/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1018"/>
        </table:table-row>
        <table:table-row table:style-name="ro1">
          <table:table-cell table:style-name="ce30" office:value-type="date" office:date-value="2017-10-07" calcext:value-type="date">
            <text:p>07/10/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currency" office:currency="GBP" office:value="35" calcext:value-type="currency">
            <text:p>£35.00</text:p>
          </table:table-cell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 Sales" table:style-name="ta1">
        <table:shapes>
          <draw:frame draw:z-index="0" draw:style-name="gr1" draw:text-style-name="P1" svg:width="4.7374in" svg:height="2.5654in" svg:x="2.6874in" svg:y="0.1819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31"/>
        <table:table-column table:style-name="co6" table:default-cell-style-name="Default"/>
        <table:table-row table:style-name="ro1">
          <table:table-cell table:style-name="ce35" office:value-type="string" calcext:value-type="string">
            <text:p>Date</text:p>
          </table:table-cell>
          <table:table-cell table:style-name="ce39" office:value-type="string" calcext:value-type="string">
            <text:p>Sum - Product Price</text:p>
          </table:table-cell>
        </table:table-row>
        <table:table-row table:style-name="ro1">
          <table:table-cell table:style-name="ce36" office:value-type="date" office:date-value="2017-10-01" calcext:value-type="date">
            <text:p>01/10/17</text:p>
          </table:table-cell>
          <table:table-cell table:style-name="ce40" office:value-type="currency" office:currency="GBP" office:value="525" calcext:value-type="currency">
            <text:p>£525.00</text:p>
          </table:table-cell>
        </table:table-row>
        <table:table-row table:style-name="ro1">
          <table:table-cell table:style-name="ce37" office:value-type="date" office:date-value="2017-10-02" calcext:value-type="date">
            <text:p>02/10/17</text:p>
          </table:table-cell>
          <table:table-cell table:style-name="ce41" office:value-type="currency" office:currency="GBP" office:value="695" calcext:value-type="currency">
            <text:p>£695.00</text:p>
          </table:table-cell>
        </table:table-row>
        <table:table-row table:style-name="ro1">
          <table:table-cell table:style-name="ce37" office:value-type="date" office:date-value="2017-10-03" calcext:value-type="date">
            <text:p>03/10/17</text:p>
          </table:table-cell>
          <table:table-cell table:style-name="ce41" office:value-type="currency" office:currency="GBP" office:value="556" calcext:value-type="currency">
            <text:p>£556.00</text:p>
          </table:table-cell>
        </table:table-row>
        <table:table-row table:style-name="ro1">
          <table:table-cell table:style-name="ce37" office:value-type="date" office:date-value="2017-10-04" calcext:value-type="date">
            <text:p>04/10/17</text:p>
          </table:table-cell>
          <table:table-cell table:style-name="ce41" office:value-type="currency" office:currency="GBP" office:value="1045" calcext:value-type="currency">
            <text:p>£1,045.00</text:p>
          </table:table-cell>
        </table:table-row>
        <table:table-row table:style-name="ro1">
          <table:table-cell table:style-name="ce37" office:value-type="date" office:date-value="2017-10-05" calcext:value-type="date">
            <text:p>05/10/17</text:p>
          </table:table-cell>
          <table:table-cell table:style-name="ce41" office:value-type="currency" office:currency="GBP" office:value="875" calcext:value-type="currency">
            <text:p>£875.00</text:p>
          </table:table-cell>
        </table:table-row>
        <table:table-row table:style-name="ro1">
          <table:table-cell table:style-name="ce37" office:value-type="date" office:date-value="2017-10-06" calcext:value-type="date">
            <text:p>06/10/17</text:p>
          </table:table-cell>
          <table:table-cell table:style-name="ce41" office:value-type="currency" office:currency="GBP" office:value="605" calcext:value-type="currency">
            <text:p>£605.00</text:p>
          </table:table-cell>
        </table:table-row>
        <table:table-row table:style-name="ro1">
          <table:table-cell table:style-name="ce37" office:value-type="date" office:date-value="2017-10-07" calcext:value-type="date">
            <text:p>07/10/17</text:p>
          </table:table-cell>
          <table:table-cell table:style-name="ce42" office:value-type="currency" office:currency="GBP" office:value="556" calcext:value-type="currency">
            <text:p>£556.00</text:p>
          </table:table-cell>
        </table:table-row>
        <table:table-row table:style-name="ro1">
          <table:table-cell table:style-name="ce38" office:value-type="string" calcext:value-type="string">
            <text:p>Total Result</text:p>
          </table:table-cell>
          <table:table-cell table:style-name="ce43" office:value-type="currency" office:currency="GBP" office:value="4857" calcext:value-type="currency">
            <text:p>£4,857.00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ller Total Sales" table:style-name="ta1">
        <table:shapes>
          <draw:frame draw:z-index="0" draw:style-name="gr1" draw:text-style-name="P1" svg:width="3.7693in" svg:height="2.3028in" svg:x="2.7795in" svg:y="0.6646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46"/>
        <table:table-column table:style-name="co6" table:default-cell-style-name="ce41"/>
        <table:table-row table:style-name="ro1">
          <table:table-cell table:style-name="ce44" office:value-type="string" calcext:value-type="string">
            <text:p>Seller ID</text:p>
          </table:table-cell>
          <table:table-cell table:style-name="ce39" office:value-type="string" calcext:value-type="string">
            <text:p>Sum - Product Price</text:p>
          </table:table-cell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0" office:value-type="currency" office:currency="GBP" office:value="1110" calcext:value-type="currency">
            <text:p>£1,11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GBP" office:value="1072" calcext:value-type="currency">
            <text:p>£1,072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GBP" office:value="1585" calcext:value-type="currency">
            <text:p>£1,585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GBP" office:value="605" calcext:value-type="currency">
            <text:p>£605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2" office:value-type="currency" office:currency="GBP" office:value="485" calcext:value-type="currency">
            <text:p>£485.00</text:p>
          </table:table-cell>
        </table:table-row>
        <table:table-row table:style-name="ro1">
          <table:table-cell table:style-name="ce47" office:value-type="string" calcext:value-type="string">
            <text:p>Total Result</text:p>
          </table:table-cell>
          <table:table-cell table:style-name="ce43" office:value-type="currency" office:currency="GBP" office:value="4857" calcext:value-type="currency">
            <text:p>£4,857.00</text:p>
          </table:table-cell>
        </table:table-row>
      </table:table>
      <table:table table:name="Weekly Overview" table:style-name="ta1">
        <table:table-column table:style-name="co7" table:default-cell-style-name="ce31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ce44" office:value-type="string" calcext:value-type="string">
            <text:p>Date</text:p>
          </table:table-cell>
          <table:table-cell table:style-name="ce52" office:value-type="string" calcext:value-type="string">
            <text:p>Seller ID</text:p>
          </table:table-cell>
          <table:table-cell table:style-name="ce52" office:value-type="string" calcext:value-type="string">
            <text:p>Customer ID</text:p>
          </table:table-cell>
          <table:table-cell table:style-name="ce52" office:value-type="string" calcext:value-type="string">
            <text:p>Transaction ID</text:p>
          </table:table-cell>
          <table:table-cell table:style-name="ce52" office:value-type="string" calcext:value-type="string">
            <text:p>Product ID</text:p>
          </table:table-cell>
          <table:table-cell table:style-name="ce39" office:value-type="string" calcext:value-type="string">
            <text:p>Sum - Product Price</text:p>
          </table:table-cell>
        </table:table-row>
        <table:table-row table:style-name="ro1">
          <table:table-cell table:style-name="ce48" office:value-type="date" office:date-value="2017-10-01" calcext:value-type="date">
            <text:p>10/01/17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01" calcext:value-type="float">
            <text:p>101</text:p>
          </table:table-cell>
          <table:table-cell table:style-name="ce40" office:value-type="currency" office:currency="GBP" office:value="195" calcext:value-type="currency">
            <text:p>£195.00</text:p>
          </table:table-cell>
        </table:table-row>
        <table:table-row table:style-name="ro1">
          <table:table-cell table:style-name="ce49"/>
          <table:table-cell table:style-name="ce54" table:number-columns-repeated="3"/>
          <table:table-cell table:style-name="ce54" office:value-type="float" office:value="102" calcext:value-type="float">
            <text:p>102</text:p>
          </table:table-cell>
          <table:table-cell table:style-name="ce41" office:value-type="currency" office:currency="GBP" office:value="45" calcext:value-type="currency">
            <text:p>£45.00</text:p>
          </table:table-cell>
        </table:table-row>
        <table:table-row table:style-name="ro1">
          <table:table-cell table:style-name="ce50"/>
          <table:table-cell table:style-name="ce55" table:number-columns-repeated="3"/>
          <table:table-cell table:style-name="ce55" office:value-type="float" office:value="103" calcext:value-type="float">
            <text:p>103</text:p>
          </table:table-cell>
          <table:table-cell table:style-name="ce42" office:value-type="currency" office:currency="GBP" office:value="35" calcext:value-type="currency">
            <text:p>£35.00</text:p>
          </table:table-cell>
        </table:table-row>
        <table:table-row table:style-name="ro1">
          <table:table-cell table:style-name="ce48" office:value-type="date" office:date-value="2017-10-04" calcext:value-type="date">
            <text:p>10/04/17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1" calcext:value-type="float">
            <text:p>101</text:p>
          </table:table-cell>
          <table:table-cell table:style-name="ce40" office:value-type="currency" office:currency="GBP" office:value="195" calcext:value-type="currency">
            <text:p>£195.00</text:p>
          </table:table-cell>
        </table:table-row>
        <table:table-row table:style-name="ro1">
          <table:table-cell table:style-name="ce49"/>
          <table:table-cell table:style-name="ce54" table:number-columns-repeated="3"/>
          <table:table-cell table:style-name="ce54" office:value-type="float" office:value="103" calcext:value-type="float">
            <text:p>103</text:p>
          </table:table-cell>
          <table:table-cell table:style-name="ce41" office:value-type="currency" office:currency="GBP" office:value="35" calcext:value-type="currency">
            <text:p>£35.00</text:p>
          </table:table-cell>
        </table:table-row>
        <table:table-row table:style-name="ro1">
          <table:table-cell table:style-name="ce49"/>
          <table:table-cell table:style-name="ce54" table:number-columns-repeated="3"/>
          <table:table-cell table:style-name="ce54" office:value-type="float" office:value="104" calcext:value-type="float">
            <text:p>104</text:p>
          </table:table-cell>
          <table:table-cell table:style-name="ce41" office:value-type="currency" office:currency="GBP" office:value="55" calcext:value-type="currency">
            <text:p>£55.00</text:p>
          </table:table-cell>
        </table:table-row>
        <table:table-row table:style-name="ro1">
          <table:table-cell table:style-name="ce50"/>
          <table:table-cell table:style-name="ce55" table:number-columns-repeated="3"/>
          <table:table-cell table:style-name="ce55" office:value-type="float" office:value="105" calcext:value-type="float">
            <text:p>105</text:p>
          </table:table-cell>
          <table:table-cell table:style-name="ce42" office:value-type="currency" office:currency="GBP" office:value="110" calcext:value-type="currency">
            <text:p>£110.00</text:p>
          </table:table-cell>
        </table:table-row>
        <table:table-row table:style-name="ro1">
          <table:table-cell table:style-name="ce48" office:value-type="date" office:date-value="2017-10-06" calcext:value-type="date">
            <text:p>10/06/17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05" calcext:value-type="float">
            <text:p>105</text:p>
          </table:table-cell>
          <table:table-cell table:style-name="ce40" office:value-type="currency" office:currency="GBP" office:value="110" calcext:value-type="currency">
            <text:p>£110.00</text:p>
          </table:table-cell>
        </table:table-row>
        <table:table-row table:style-name="ro1">
          <table:table-cell table:style-name="ce50"/>
          <table:table-cell table:style-name="ce55" table:number-columns-repeated="3"/>
          <table:table-cell table:style-name="ce55" office:value-type="float" office:value="106" calcext:value-type="float">
            <text:p>106</text:p>
          </table:table-cell>
          <table:table-cell table:style-name="ce42" office:value-type="currency" office:currency="GBP" office:value="125" calcext:value-type="currency">
            <text:p>£125.00</text:p>
          </table:table-cell>
        </table:table-row>
        <table:table-row table:style-name="ro1">
          <table:table-cell table:style-name="ce51" office:value-type="string" calcext:value-type="string">
            <text:p>Total Result</text:p>
          </table:table-cell>
          <table:table-cell table:style-name="ce56" table:number-columns-repeated="3"/>
          <table:table-cell table:style-name="ce57"/>
          <table:table-cell table:style-name="ce43" office:value-type="currency" office:currency="GBP" office:value="905" calcext:value-type="currency">
            <text:p>£905.00</text:p>
          </table:table-cell>
        </table:table-row>
        <table:table-row table:style-name="ro1" table:number-rows-repeated="47">
          <table:table-cell table:style-name="Default"/>
          <table:table-cell table:number-columns-repeated="5"/>
        </table:table-row>
        <table:table-row table:style-name="ro1" table:number-rows-repeated="10485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tal Product Sales" table:style-name="ta1">
        <table:table-column table:style-name="co11" table:default-cell-style-name="ce46"/>
        <table:table-column table:style-name="co6" table:default-cell-style-name="ce41"/>
        <table:table-row table:style-name="ro1">
          <table:table-cell table:style-name="ce44" office:value-type="string" calcext:value-type="string">
            <text:p>Product ID</text:p>
          </table:table-cell>
          <table:table-cell table:style-name="ce39" office:value-type="string" calcext:value-type="string">
            <text:p>Sum - Product Price</text:p>
          </table:table-cell>
        </table:table-row>
        <table:table-row table:style-name="ro1">
          <table:table-cell table:style-name="ce45" office:value-type="float" office:value="101" calcext:value-type="float">
            <text:p>101</text:p>
          </table:table-cell>
          <table:table-cell table:style-name="ce40" office:value-type="currency" office:currency="GBP" office:value="1950" calcext:value-type="currency">
            <text:p>£1,950.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currency" office:currency="GBP" office:value="180" calcext:value-type="currency">
            <text:p>£180.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currency" office:currency="GBP" office:value="245" calcext:value-type="currency">
            <text:p>£245.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currency" office:currency="GBP" office:value="440" calcext:value-type="currency">
            <text:p>£440.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currency" office:currency="GBP" office:value="925" calcext:value-type="currency">
            <text:p>£925.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currency" office:currency="GBP" office:value="425" calcext:value-type="currency">
            <text:p>£425.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currency" office:currency="GBP" office:value="165" calcext:value-type="currency">
            <text:p>£165.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currency" office:currency="GBP" office:value="197" calcext:value-type="currency">
            <text:p>£197.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currency" office:currency="GBP" office:value="35" calcext:value-type="currency">
            <text:p>£35.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currency" office:currency="GBP" office:value="95" calcext:value-type="currency">
            <text:p>£95.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currency" office:currency="GBP" office:value="75" calcext:value-type="currency">
            <text:p>£75.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2" office:value-type="currency" office:currency="GBP" office:value="125" calcext:value-type="currency">
            <text:p>£125.00</text:p>
          </table:table-cell>
        </table:table-row>
        <table:table-row table:style-name="ro1">
          <table:table-cell table:style-name="ce47" office:value-type="string" calcext:value-type="string">
            <text:p>Total Result</text:p>
          </table:table-cell>
          <table:table-cell table:style-name="ce43" office:value-type="currency" office:currency="GBP" office:value="4857" calcext:value-type="currency">
            <text:p>£4,857.00</text:p>
          </table:table-cell>
        </table:table-row>
      </table:table>
      <table:table table:name="Sheet6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Weekly Sales'.A1:'Weekly Sales'.A1048576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Daily Sales'.A1:'Daily Sales'.B9" table:buttons="'Daily Sales'.A1" table:show-filter-button="false" table:drill-down-on-double-click="false">
          <table:source-cell-range table:cell-range-address="'Weekly Sales'.A1:'Weekly Sales'.F57"/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01/10/17" table:display="true" table:show-details="true"/>
                <table:data-pilot-member table:name="02/10/17" table:display="true" table:show-details="true"/>
                <table:data-pilot-member table:name="03/10/17" table:display="true" table:show-details="true"/>
                <table:data-pilot-member table:name="04/10/17" table:display="true" table:show-details="true"/>
                <table:data-pilot-member table:name="05/10/17" table:display="true" table:show-details="true"/>
                <table:data-pilot-member table:name="06/10/17" table:display="true" table:show-details="true"/>
                <table:data-pilot-member table:name="07/10/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Price" table:orientation="data" table:used-hierarchy="0" table:function="sum">
            <table:data-pilot-level table:show-empty="false" calcext:repeat-item-labels="false">
              <table:data-pilot-members>
                <table:data-pilot-member table:name="£25.00" table:display="true" table:show-details="true"/>
                <table:data-pilot-member table:name="£35.00" table:display="true" table:show-details="true"/>
                <table:data-pilot-member table:name="£45.00" table:display="true" table:show-details="true"/>
                <table:data-pilot-member table:name="£55.00" table:display="true" table:show-details="true"/>
                <table:data-pilot-member table:name="£65.00" table:display="true" table:show-details="true"/>
                <table:data-pilot-member table:name="£75.00" table:display="true" table:show-details="true"/>
                <table:data-pilot-member table:name="£85.00" table:display="true" table:show-details="true"/>
                <table:data-pilot-member table:name="£86.00" table:display="true" table:show-details="true"/>
                <table:data-pilot-member table:name="£95.00" table:display="true" table:show-details="true"/>
                <table:data-pilot-member table:name="£110.00" table:display="true" table:show-details="true"/>
                <table:data-pilot-member table:name="£125.00" table:display="true" table:show-details="true"/>
                <table:data-pilot-member table:name="£195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Seller Total Sales'.A1:'Seller Total Sales'.B7" table:buttons="'Seller Total Sales'.A1" table:show-filter-button="false" table:drill-down-on-double-click="false">
          <table:source-cell-range table:cell-range-address="'Weekly Sales'.A1:'Weekly Sales'.F57"/>
          <table:data-pilot-field table:source-field-name="Seller I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Price" table:orientation="data" table:used-hierarchy="0" table:function="sum">
            <table:data-pilot-level table:show-empty="false" calcext:repeat-item-labels="false">
              <table:data-pilot-members>
                <table:data-pilot-member table:name="£25.00" table:display="true" table:show-details="true"/>
                <table:data-pilot-member table:name="£35.00" table:display="true" table:show-details="true"/>
                <table:data-pilot-member table:name="£45.00" table:display="true" table:show-details="true"/>
                <table:data-pilot-member table:name="£55.00" table:display="true" table:show-details="true"/>
                <table:data-pilot-member table:name="£65.00" table:display="true" table:show-details="true"/>
                <table:data-pilot-member table:name="£75.00" table:display="true" table:show-details="true"/>
                <table:data-pilot-member table:name="£85.00" table:display="true" table:show-details="true"/>
                <table:data-pilot-member table:name="£86.00" table:display="true" table:show-details="true"/>
                <table:data-pilot-member table:name="£95.00" table:display="true" table:show-details="true"/>
                <table:data-pilot-member table:name="£110.00" table:display="true" table:show-details="true"/>
                <table:data-pilot-member table:name="£125.00" table:display="true" table:show-details="true"/>
                <table:data-pilot-member table:name="£195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Weekly Overview'.A1:'Weekly Overview'.F11" table:buttons="'Weekly Overview'.A1 'Weekly Overview'.B1 'Weekly Overview'.C1 'Weekly Overview'.D1 'Weekly Overview'.E1" table:show-filter-button="false" table:drill-down-on-double-click="false">
          <table:source-cell-range table:cell-range-address="'Weekly Sales'.A1:'Weekly Sales'.F5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01/10/17" table:display="true" table:show-details="true"/>
                <table:data-pilot-member table:name="02/10/17" table:display="true" table:show-details="true"/>
                <table:data-pilot-member table:name="03/10/17" table:display="true" table:show-details="true"/>
                <table:data-pilot-member table:name="04/10/17" table:display="true" table:show-details="true"/>
                <table:data-pilot-member table:name="05/10/17" table:display="true" table:show-details="true"/>
                <table:data-pilot-member table:name="06/10/17" table:display="true" table:show-details="true"/>
                <table:data-pilot-member table:name="07/10/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ller I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stomer ID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false" table:show-details="true"/>
                <table:data-pilot-member table:name="12" table:display="true" table:show-details="true"/>
                <table:data-pilot-member table:name="14" table:display="false" table:show-details="true"/>
                <table:data-pilot-member table:name="15" table:display="false" table:show-details="true"/>
                <table:data-pilot-member table:name="16" table:display="false" table:show-details="true"/>
                <table:data-pilot-member table:name="17" table:display="false" table:show-details="true"/>
                <table:data-pilot-member table:name="18" table:display="false" table:show-details="true"/>
                <table:data-pilot-member table:name="19" table:display="false" table:show-details="true"/>
                <table:data-pilot-member table:name="20" table:display="false" table:show-details="true"/>
                <table:data-pilot-member table:name="21" table:display="false" table:show-details="true"/>
                <table:data-pilot-member table:name="22" table:display="false" table:show-details="true"/>
                <table:data-pilot-member table:name="23" table:display="false" table:show-details="true"/>
                <table:data-pilot-member table:name="24" table:display="false" table:show-details="true"/>
                <table:data-pilot-member table:name="25" table:display="false" table:show-details="true"/>
                <table:data-pilot-member table:name="26" table:display="false" table:show-details="true"/>
                <table:data-pilot-member table:name="27" table:display="false" table:show-details="true"/>
                <table:data-pilot-member table:name="28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action I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ID" table:orientation="row" table:used-hierarchy="0" table:function="auto">
            <table:data-pilot-level table:show-empty="false" calcext:repeat-item-labels="false">
              <table:data-pilot-members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Price" table:orientation="data" table:used-hierarchy="0" table:function="sum">
            <table:data-pilot-level table:show-empty="false" calcext:repeat-item-labels="false">
              <table:data-pilot-members>
                <table:data-pilot-member table:name="£25.00" table:display="true" table:show-details="true"/>
                <table:data-pilot-member table:name="£35.00" table:display="true" table:show-details="true"/>
                <table:data-pilot-member table:name="£45.00" table:display="true" table:show-details="true"/>
                <table:data-pilot-member table:name="£55.00" table:display="true" table:show-details="true"/>
                <table:data-pilot-member table:name="£65.00" table:display="true" table:show-details="true"/>
                <table:data-pilot-member table:name="£75.00" table:display="true" table:show-details="true"/>
                <table:data-pilot-member table:name="£85.00" table:display="true" table:show-details="true"/>
                <table:data-pilot-member table:name="£86.00" table:display="true" table:show-details="true"/>
                <table:data-pilot-member table:name="£95.00" table:display="true" table:show-details="true"/>
                <table:data-pilot-member table:name="£110.00" table:display="true" table:show-details="true"/>
                <table:data-pilot-member table:name="£125.00" table:display="true" table:show-details="true"/>
                <table:data-pilot-member table:name="£195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otal Product Sales'.A1:'Total Product Sales'.B14" table:buttons="'Total Product Sales'.A1" table:show-filter-button="false" table:drill-down-on-double-click="false">
          <table:source-cell-range table:cell-range-address="'Weekly Sales'.A1:'Weekly Sales'.F57"/>
          <table:data-pilot-field table:source-field-name="Product ID" table:orientation="row" table:used-hierarchy="0" table:function="auto">
            <table:data-pilot-level table:show-empty="false" calcext:repeat-item-labels="false">
              <table:data-pilot-members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Price" table:orientation="data" table:used-hierarchy="0" table:function="sum">
            <table:data-pilot-level table:show-empty="false" calcext:repeat-item-labels="false">
              <table:data-pilot-members>
                <table:data-pilot-member table:name="£25.00" table:display="true" table:show-details="true"/>
                <table:data-pilot-member table:name="£35.00" table:display="true" table:show-details="true"/>
                <table:data-pilot-member table:name="£45.00" table:display="true" table:show-details="true"/>
                <table:data-pilot-member table:name="£55.00" table:display="true" table:show-details="true"/>
                <table:data-pilot-member table:name="£65.00" table:display="true" table:show-details="true"/>
                <table:data-pilot-member table:name="£75.00" table:display="true" table:show-details="true"/>
                <table:data-pilot-member table:name="£85.00" table:display="true" table:show-details="true"/>
                <table:data-pilot-member table:name="£86.00" table:display="true" table:show-details="true"/>
                <table:data-pilot-member table:name="£95.00" table:display="true" table:show-details="true"/>
                <table:data-pilot-member table:name="£110.00" table:display="true" table:show-details="true"/>
                <table:data-pilot-member table:name="£125.00" table:display="true" table:show-details="true"/>
                <table:data-pilot-member table:name="£195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01T13:48:37.587000000</meta:creation-date>
    <meta:generator>LibreOffice/7.3.5.2$Windows_X86_64 LibreOffice_project/184fe81b8c8c30d8b5082578aee2fed2ea847c01</meta:generator>
    <dc:date>2023-04-07T17:44:38.356000000</dc:date>
    <meta:editing-duration>PT14M36S</meta:editing-duration>
    <meta:editing-cycles>4</meta:editing-cycles>
    <meta:document-statistic meta:table-count="6" meta:cell-count="44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75cm" svg:height="5.85cm" xlink:href=".." xlink:type="simple" loext:data-pilot-source="DataPilot2" chart:class="chart:bar" chart:style-name="ch1">
        <chart:legend chart:legend-position="end" svg:x="7.81cm" svg:y="1.917cm" style:legend-expansion="high" chart:style-name="ch2"/>
        <chart:plot-area chart:style-name="ch3" table:cell-range-address="PivotChart" chart:data-source-has-labels="column" svg:x="0.191cm" svg:y="0.117cm" svg:width="7.428cm" svg:height="4.716cm">
          <chart:coordinate-region svg:x="1.204cm" svg:y="0.319cm" svg:width="6.415cm" svg:height="3.86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110">
                <text:p>111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5">
                <text:p>4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34cm" svg:height="6.517cm" xlink:href=".." xlink:type="simple" loext:data-pilot-source="DataPilot1" chart:class="chart:bar" chart:style-name="ch1">
        <chart:legend chart:legend-position="end" svg:x="9.869cm" svg:y="2.136cm" style:legend-expansion="high" chart:style-name="ch2"/>
        <chart:plot-area chart:style-name="ch3" table:cell-range-address="PivotChart" chart:data-source-has-labels="column" svg:x="1.185cm" svg:y="0.763cm" svg:width="9.346cm" svg:height="5.091cm">
          <chart:coordinate-region svg:x="2.198cm" svg:y="0.966cm" svg:width="8.333cm" svg:height="3.39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/10/17</text:p>
                <draw:g>
                  <svg:desc>PT@categories</svg:desc>
                </draw:g>
              </table:table-cell>
              <table:table-cell office:value-type="float" office:value="525">
                <text:p>52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02/10/1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03/10/1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04/10/1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05/10/17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06/10/1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07/10/17</text:p>
              </table:table-cell>
              <table:table-cell office:value-type="float" office:value="556">
                <text:p>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